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78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2.72mm"/>
    </style:style>
    <style:style style:name="co6" style:family="table-column">
      <style:table-column-properties fo:break-before="auto" style:column-width="25.35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3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2">
      <style:table-cell-properties fo:border="0.74pt solid #000000"/>
    </style:style>
    <style:style style:name="ce3" style:family="table-cell" style:parent-style-name="Default" style:data-style-name="N41">
      <style:table-cell-properties fo:border="0.74pt solid #000000"/>
    </style:style>
    <style:style style:name="ce4" style:family="table-cell" style:parent-style-name="Default" style:data-style-name="N3">
      <style:table-cell-properties fo:border="0.74pt solid #000000"/>
    </style:style>
    <style:style style:name="ce5" style:family="table-cell" style:parent-style-name="Default" style:data-style-name="N1">
      <style:table-cell-properties fo:border="0.74pt solid #000000"/>
    </style:style>
    <style:style style:name="ce6" style:family="table-cell" style:parent-style-name="Default" style:data-style-name="N1"/>
    <style:style style:name="ce7" style:family="table-cell" style:parent-style-name="Default" style:data-style-name="N3">
      <style:table-cell-properties fo:border="0.74pt solid #000000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ff99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ff99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 style:data-style-name="N41">
      <style:table-cell-properties fo:border-bottom="none" fo:background-color="#ffff99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ffff99" fo:border-left="0.74pt solid #000000" fo:border-right="none" fo:border-top="none"/>
    </style:style>
    <style:style style:name="ce18" style:family="table-cell" style:parent-style-name="Default" style:data-style-name="N41">
      <style:table-cell-properties fo:border-bottom="none" fo:background-color="#ff9999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ff9999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ackground-color="#ff9999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ffff99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4"/>
        <table:table-row table:style-name="ro1">
          <table:table-cell table:number-columns-repeated="5"/>
          <table:table-cell table:style-name="Default" office:value-type="string" calcext:value-type="string">
            <text:p>Genotype:Phenotype (base scenario = 11 controls)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o Controls</text:p>
          </table:table-cell>
          <table:table-cell table:style-name="ce1" office:value-type="string" calcext:value-type="string">
            <text:p>PricePerControl</text:p>
          </table:table-cell>
          <table:table-cell table:style-name="ce1" office:value-type="string" calcext:value-type="string">
            <text:p>PricePerLactation</text:p>
          </table:table-cell>
          <table:table-cell table:number-columns-repeated="2"/>
          <table:table-cell table:style-name="ce3" office:value-type="string" calcext:value-type="string">
            <text:p>“1:1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.3" calcext:value-type="float">
            <text:p>3.3</text:p>
          </table:table-cell>
          <table:table-cell table:style-name="ce2" table:formula="of:=[.B3]*[.A3]"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 office:value-type="string" calcext:value-type="string">
            <text:p>ICAR scheme</text:p>
          </table:table-cell>
          <table:table-cell table:style-name="ce1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[.B3]*0.95" office:value-type="float" office:value="3.135" calcext:value-type="float">
            <text:p>3.1</text:p>
          </table:table-cell>
          <table:table-cell table:style-name="ce2" table:formula="of:=[.B4]*[.A4]" office:value-type="float" office:value="6.27" calcext:value-type="float">
            <text:p>6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B18]*([.C13]-[.C12])" office:value-type="float" office:value="10131.3380424993" calcext:value-type="float">
            <text:p>10,131</text:p>
          </table:table-cell>
          <table:table-cell table:formula="of:=[.I4]/[.$C$13]" office:value-type="float" office:value="466.148325358852" calcext:value-type="float">
            <text:p>46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[.B4]*0.95" office:value-type="float" office:value="2.97825" calcext:value-type="float">
            <text:p>3.0</text:p>
          </table:table-cell>
          <table:table-cell table:style-name="ce2" table:formula="of:=[.B5]*[.A5]" office:value-type="float" office:value="8.93475" calcext:value-type="float">
            <text:p>8.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B18]*([.C13]-[.C11])" office:value-type="float" office:value="21980.8562208611" calcext:value-type="float">
            <text:p>21,981</text:p>
          </table:table-cell>
          <table:table-cell table:formula="of:=[.I5]/[.$C$13]" office:value-type="float" office:value="1011.35104507681" calcext:value-type="float">
            <text:p>1,01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[.B5]*0.95" office:value-type="float" office:value="2.8293375" calcext:value-type="float">
            <text:p>2.8</text:p>
          </table:table-cell>
          <table:table-cell table:style-name="ce2" table:formula="of:=[.B6]*[.A6]" office:value-type="float" office:value="11.31735" calcext:value-type="float">
            <text:p>11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B18]*([.C13]-[.C10])" office:value-type="float" office:value="35701.3509537011" calcext:value-type="float">
            <text:p>35,701</text:p>
          </table:table-cell>
          <table:table-cell table:formula="of:=[.I6]/[.$C$13]" office:value-type="float" office:value="1642.63840475023" calcext:value-type="float">
            <text:p>1,64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[.B6]*0.95" office:value-type="float" office:value="2.687870625" calcext:value-type="float">
            <text:p>2.7</text:p>
          </table:table-cell>
          <table:table-cell table:style-name="ce2" table:formula="of:=[.B7]*[.A7]" office:value-type="float" office:value="13.439353125" calcext:value-type="float">
            <text:p>13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B18]*([.C13]-[.C7])" office:value-type="float" office:value="89791.185853248" calcext:value-type="float">
            <text:p>89,791</text:p>
          </table:table-cell>
          <table:table-cell table:formula="of:=[.I7]/[.$C$13]" office:value-type="float" office:value="4131.34086947823" calcext:value-type="float">
            <text:p>4,13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[.B7]*0.95" office:value-type="float" office:value="2.55347709375" calcext:value-type="float">
            <text:p>2.6</text:p>
          </table:table-cell>
          <table:table-cell table:style-name="ce2" table:formula="of:=[.B8]*[.A8]" office:value-type="float" office:value="15.3208625625" calcext:value-type="float">
            <text:p>15.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B18]*([.C13]-[.C4])" office:value-type="float" office:value="167399.433431373" calcext:value-type="float">
            <text:p>167,399</text:p>
          </table:table-cell>
          <table:table-cell table:formula="of:=[.I8]/[.$C$13]" office:value-type="float" office:value="7702.13818083253" calcext:value-type="float">
            <text:p>7,70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[.B8]*0.95" office:value-type="float" office:value="2.4258032390625" calcext:value-type="float">
            <text:p>2.4</text:p>
          </table:table-cell>
          <table:table-cell table:style-name="ce2" table:formula="of:=[.B9]*[.A9]" office:value-type="float" office:value="16.9806226734375" calcext:value-type="float">
            <text:p>17.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B18]*([.C13]-[.C3])" office:value-type="float" office:value="199549.683431373" calcext:value-type="float">
            <text:p>199,550</text:p>
          </table:table-cell>
          <table:table-cell table:formula="of:=[.I9]/[.$C$13]" office:value-type="float" office:value="9181.38851622765" calcext:value-type="float">
            <text:p>9,18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[.B9]*0.95" office:value-type="float" office:value="2.30451307710938" calcext:value-type="float">
            <text:p>2.3</text:p>
          </table:table-cell>
          <table:table-cell table:style-name="ce2" table:formula="of:=[.B10]*[.A10]" office:value-type="float" office:value="18.436104616875" calcext:value-type="float">
            <text:p>18.4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[.B10]*0.95" office:value-type="float" office:value="2.18928742325391" calcext:value-type="float">
            <text:p>2.2</text:p>
          </table:table-cell>
          <table:table-cell table:style-name="ce2" table:formula="of:=[.B11]*[.A11]" office:value-type="float" office:value="19.7035868092852" calcext:value-type="float">
            <text:p>19.7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[.B11]*0.95" office:value-type="float" office:value="2.07982305209121" calcext:value-type="float">
            <text:p>2.1</text:p>
          </table:table-cell>
          <table:table-cell table:style-name="ce2" table:formula="of:=[.B12]*[.A12]" office:value-type="float" office:value="20.7982305209121" calcext:value-type="float">
            <text:p>20.8</text:p>
          </table:table-cell>
          <table:table-cell table:number-columns-repeated="2"/>
          <table:table-cell office:value-type="string" calcext:value-type="string">
            <text:p>“1:2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[.B12]*0.95" office:value-type="float" office:value="1.97583189948665" calcext:value-type="float">
            <text:p>2.0</text:p>
          </table:table-cell>
          <table:table-cell table:style-name="ce2" table:formula="of:=[.B13]*[.A13]" office:value-type="float" office:value="21.7341508943532" calcext:value-type="float">
            <text:p>21.7</text:p>
          </table:table-cell>
          <table:table-cell table:number-columns-repeated="2"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6959.39431968799" calcext:value-type="float">
            <text:p>6,959</text:p>
          </table:table-cell>
          <table:table-cell table:formula="of:=[.I14]/(2*[.$C$13])" office:value-type="float" office:value="160.10274230442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office:value-type="float" office:value="15669.5248825015" calcext:value-type="float">
            <text:p>15,670</text:p>
          </table:table-cell>
          <table:table-cell table:formula="of:=[.I15]/(2*[.$C$13])" office:value-type="float" office:value="360.481643811828" calcext:value-type="float">
            <text:p>36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float" office:value="26325.535677433" calcext:value-type="float">
            <text:p>26,326</text:p>
          </table:table-cell>
          <table:table-cell table:formula="of:=[.I16]/(2*[.$C$13])" office:value-type="float" office:value="605.626044592171" calcext:value-type="float">
            <text:p>606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office:value-type="float" office:value="72195.9389278057" calcext:value-type="float">
            <text:p>72,196</text:p>
          </table:table-cell>
          <table:table-cell table:formula="of:=[.I17]/(2*[.$C$13])" office:value-type="float" office:value="1660.88703623023" calcext:value-type="float">
            <text:p>1,661</text:p>
          </table:table-cell>
        </table:table-row>
        <table:table-row table:style-name="ro1">
          <table:table-cell office:value-type="string" calcext:value-type="string">
            <text:p>NoCows</text:p>
          </table:table-cell>
          <table:table-cell office:value-type="float" office:value="10825" calcext:value-type="float">
            <text:p>108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144489.162545806" calcext:value-type="float">
            <text:p>144,489</text:p>
          </table:table-cell>
          <table:table-cell table:formula="of:=[.I18]/(2*[.$C$13])" office:value-type="float" office:value="3324.01213298253" calcext:value-type="float">
            <text:p>3,324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175924.962545806" calcext:value-type="float">
            <text:p>175,925</text:p>
          </table:table-cell>
          <table:table-cell table:formula="of:=[.I19]/(2*[.$C$13])" office:value-type="float" office:value="4047.20118584236" calcext:value-type="float">
            <text:p>4,047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style-name="ce6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“2:1</text:p>
          </table:table-cell>
          <table:table-cell table:number-columns-repeated="2"/>
          <table:table-cell table:style-name="ce5"/>
          <table:table-cell table:style-name="ce1"/>
        </table:table-row>
        <table:table-row table:style-name="ro1">
          <table:table-cell table:number-columns-repeated="5"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6959.39431968799" calcext:value-type="float">
            <text:p>6,959</text:p>
          </table:table-cell>
          <table:table-cell table:style-name="ce7" table:formula="of:=[.I14]/(0.5*[.$C$13])" office:value-type="float" office:value="640.410969217678" calcext:value-type="float">
            <text:p>64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office:value-type="float" office:value="15669.5248825015" calcext:value-type="float">
            <text:p>15,670</text:p>
          </table:table-cell>
          <table:table-cell table:style-name="ce7" table:formula="of:=[.I15]/(0.5*[.$C$13])" office:value-type="float" office:value="1441.92657524731" calcext:value-type="float">
            <text:p>1,44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office:value-type="float" office:value="26325.535677433" calcext:value-type="float">
            <text:p>26,326</text:p>
          </table:table-cell>
          <table:table-cell table:style-name="ce7" table:formula="of:=[.I16]/(0.5*[.$C$13])" office:value-type="float" office:value="2422.50417836868" calcext:value-type="float">
            <text:p>2,423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office:value-type="float" office:value="72195.9389278057" calcext:value-type="float">
            <text:p>72,196</text:p>
          </table:table-cell>
          <table:table-cell table:style-name="ce7" table:formula="of:=[.I17]/(0.5*[.$C$13])" office:value-type="float" office:value="6643.54814492092" calcext:value-type="float">
            <text:p>6,64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144489.162545806" calcext:value-type="float">
            <text:p>144,489</text:p>
          </table:table-cell>
          <table:table-cell table:style-name="ce7" table:formula="of:=[.I18]/(0.5*[.$C$13])" office:value-type="float" office:value="13296.0485319301" calcext:value-type="float">
            <text:p>13,296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175924.962545806" calcext:value-type="float">
            <text:p>175,925</text:p>
          </table:table-cell>
          <table:table-cell table:style-name="ce7" table:formula="of:=[.I19]/(0.5*[.$C$13])" office:value-type="float" office:value="16188.8047433695" calcext:value-type="float">
            <text:p>16,189</text:p>
          </table:table-cell>
        </table:table-row>
      </table:table>
      <table:table table:name="Sheet2" table:style-name="ta1">
        <table:table-column table:style-name="co1" table:default-cell-style-name="ce9"/>
        <table:table-column table:style-name="co8" table:default-cell-style-name="ce16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Default" office:value-type="string" calcext:value-type="string">
            <text:p>SCENARIO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Genotype:Phenotype</text:p>
          </table:table-cell>
          <table:table-cell table:style-name="Default" office:value-type="string" calcext:value-type="string">
            <text:p>Reduce #controls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1" table:number-rows-spanned="18">
            <text:p>YES</text:p>
          </table:table-cell>
          <table:table-cell table:style-name="ce15" office:value-type="string" calcext:value-type="string">
            <text:p>“1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table:style-name="ce15" office:value-type="string" calcext:value-type="string">
            <text:p>“2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0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Default"/>
          <table:table-cell table:style-name="ce15" office:value-type="string" calcext:value-type="string">
            <text:p>“1: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" table:number-rows-spanned="18">
            <text:p>NO</text:p>
          </table:table-cell>
          <table:table-cell table:style-name="ce18" office:value-type="string" calcext:value-type="string">
            <text:p>“1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2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2"/>
          <table:table-cell table:style-name="ce18" office:value-type="string" calcext:value-type="string">
            <text:p>“2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3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4"/>
          <table:table-cell table:style-name="ce18" office:value-type="string" calcext:value-type="string">
            <text:p>“1:2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00/00/0000</text:date>, <text:time style:data-style-name="N2" text:time-value="16:01:12.785615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08:48.521083675</meta:creation-date>
    <dc:date>2019-08-06T14:35:24.991486177</dc:date>
    <meta:editing-duration>PT1H7M57S</meta:editing-duration>
    <meta:editing-cycles>4</meta:editing-cycles>
    <meta:generator>LibreOffice/5.1.6.2$Linux_X86_64 LibreOffice_project/10m0$Build-2</meta:generator>
    <meta:document-statistic meta:table-count="2" meta:cell-count="199" meta:object-count="0"/>
  </office:meta>
</office:document-meta>
</file>